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rop" style:family="table">
      <style:table-properties style:width="17cm" table:align="margins"/>
    </style:style>
    <style:style style:name="Crop.A" style:family="table-column">
      <style:table-column-properties style:column-width="2.833cm" style:rel-column-width="10921*"/>
    </style:style>
    <style:style style:name="Crop.B" style:family="table-column">
      <style:table-column-properties style:column-width="2.833cm" style:rel-column-width="10922*"/>
    </style:style>
    <style:style style:name="Crop.D" style:family="table-column">
      <style:table-column-properties style:column-width="2.835cm" style:rel-column-width="10924*"/>
    </style:style>
    <style:style style:name="Crop.F" style:family="table-column">
      <style:table-column-properties style:column-width="2.833cm" style:rel-column-width="10923*"/>
    </style:style>
    <style:style style:name="Crop.A1" style:family="table-cell">
      <style:table-cell-properties fo:padding="0.097cm" fo:border-left="0.05pt solid #000000" fo:border-right="none" fo:border-top="0.05pt solid #000000" fo:border-bottom="0.05pt solid #000000"/>
    </style:style>
    <style:style style:name="Crop.F1" style:family="table-cell">
      <style:table-cell-properties fo:padding="0.097cm" fo:border="0.05pt solid #000000"/>
    </style:style>
    <style:style style:name="Table1" style:family="table">
      <style:table-properties style:width="11.194cm" table:align="left"/>
    </style:style>
    <style:style style:name="Table1.A" style:family="table-column">
      <style:table-column-properties style:column-width="2.282cm"/>
    </style:style>
    <style:style style:name="Table1.B" style:family="table-column">
      <style:table-column-properties style:column-width="2.284cm"/>
    </style:style>
    <style:style style:name="Table1.D" style:family="table-column">
      <style:table-column-properties style:column-width="2.173cm"/>
    </style:style>
    <style:style style:name="Table1.E" style:family="table-column">
      <style:table-column-properties style:column-width="2.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1.003cm" table:align="left"/>
    </style:style>
    <style:style style:name="Table2.A" style:family="table-column">
      <style:table-column-properties style:column-width="5.399cm"/>
    </style:style>
    <style:style style:name="Table2.B" style:family="table-column">
      <style:table-column-properties style:column-width="5.6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Email" style:family="table">
      <style:table-properties style:width="11.003cm" table:align="left"/>
    </style:style>
    <style:style style:name="Email.A" style:family="table-column">
      <style:table-column-properties style:column-width="5.399cm"/>
    </style:style>
    <style:style style:name="Email.B" style:family="table-column">
      <style:table-column-properties style:column-width="5.604cm"/>
    </style:style>
    <style:style style:name="Email.A1" style:family="table-cell">
      <style:table-cell-properties fo:padding="0.097cm" fo:border-left="0.05pt solid #000000" fo:border-right="none" fo:border-top="0.05pt solid #000000" fo:border-bottom="0.05pt solid #000000"/>
    </style:style>
    <style:style style:name="Email.B1" style:family="table-cell">
      <style:table-cell-properties fo:padding="0.097cm" fo:border="0.05pt solid #000000"/>
    </style:style>
    <style:style style:name="Machine" style:family="table">
      <style:table-properties style:width="17cm" table:align="margins"/>
    </style:style>
    <style:style style:name="Machine.A" style:family="table-column">
      <style:table-column-properties style:column-width="2.833cm" style:rel-column-width="10922*"/>
    </style:style>
    <style:style style:name="Machine.F" style:family="table-column">
      <style:table-column-properties style:column-width="2.835cm" style:rel-column-width="10925*"/>
    </style:style>
    <style:style style:name="Machine.A1" style:family="table-cell">
      <style:table-cell-properties fo:padding="0.097cm" fo:border-left="0.05pt solid #000000" fo:border-right="none" fo:border-top="0.05pt solid #000000" fo:border-bottom="0.05pt solid #000000"/>
    </style:style>
    <style:style style:name="Machine.F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rough" style:family="table">
      <style:table-properties style:width="17cm" table:align="margins"/>
    </style:style>
    <style:style style:name="Trough.A" style:family="table-column">
      <style:table-column-properties style:column-width="8.5cm" style:rel-column-width="32767*"/>
    </style:style>
    <style:style style:name="Trough.B" style:family="table-column">
      <style:table-column-properties style:column-width="8.5cm" style:rel-column-width="32768*"/>
    </style:style>
    <style:style style:name="Trough.A1" style:family="table-cell">
      <style:table-cell-properties fo:padding="0.097cm" fo:border-left="0.05pt solid #000000" fo:border-right="none" fo:border-top="0.05pt solid #000000" fo:border-bottom="0.05pt solid #000000"/>
    </style:style>
    <style:style style:name="Trough.B1" style:family="table-cell">
      <style:table-cell-properties fo:padding="0.097cm" fo:border="0.05pt solid #000000"/>
    </style:style>
    <style:style style:name="Produce" style:family="table">
      <style:table-properties style:width="17.895cm" fo:margin-left="0cm" table:align="left"/>
    </style:style>
    <style:style style:name="Produce.A" style:family="table-column">
      <style:table-column-properties style:column-width="2.672cm"/>
    </style:style>
    <style:style style:name="Produce.B" style:family="table-column">
      <style:table-column-properties style:column-width="1.789cm"/>
    </style:style>
    <style:style style:name="Produce.C" style:family="table-column">
      <style:table-column-properties style:column-width="2.24cm"/>
    </style:style>
    <style:style style:name="Produce.D" style:family="table-column">
      <style:table-column-properties style:column-width="1.595cm"/>
    </style:style>
    <style:style style:name="Produce.E" style:family="table-column">
      <style:table-column-properties style:column-width="1.508cm"/>
    </style:style>
    <style:style style:name="Produce.F" style:family="table-column">
      <style:table-column-properties style:column-width="2.399cm"/>
    </style:style>
    <style:style style:name="Produce.G" style:family="table-column">
      <style:table-column-properties style:column-width="1.492cm"/>
    </style:style>
    <style:style style:name="Produce.H" style:family="table-column">
      <style:table-column-properties style:column-width="2.004cm"/>
    </style:style>
    <style:style style:name="Produce.I" style:family="table-column">
      <style:table-column-properties style:column-width="2.196cm"/>
    </style:style>
    <style:style style:name="Produce.1" style:family="table-row">
      <style:table-row-properties style:min-row-height="2.004cm"/>
    </style:style>
    <style:style style:name="Produce.A1" style:family="table-cell">
      <style:table-cell-properties fo:padding="0.097cm" fo:border-left="0.05pt solid #000000" fo:border-right="none" fo:border-top="0.05pt solid #000000" fo:border-bottom="0.05pt solid #000000"/>
    </style:style>
    <style:style style:name="Produce.I1" style:family="table-cell">
      <style:table-cell-properties fo:padding="0.097cm" fo:border="0.05pt solid #000000"/>
    </style:style>
    <style:style style:name="Inventory" style:family="table">
      <style:table-properties style:width="11.398cm" table:align="left"/>
    </style:style>
    <style:style style:name="Inventory.A" style:family="table-column">
      <style:table-column-properties style:column-width="4.249cm"/>
    </style:style>
    <style:style style:name="Inventory.B" style:family="table-column">
      <style:table-column-properties style:column-width="4.251cm"/>
    </style:style>
    <style:style style:name="Inventory.C" style:family="table-column">
      <style:table-column-properties style:column-width="2.898cm"/>
    </style:style>
    <style:style style:name="Inventory.A1" style:family="table-cell">
      <style:table-cell-properties fo:padding="0.097cm" fo:border-left="0.05pt solid #000000" fo:border-right="none" fo:border-top="0.05pt solid #000000" fo:border-bottom="0.05pt solid #000000"/>
    </style:style>
    <style:style style:name="Inventory.C1" style:family="table-cell">
      <style:table-cell-properties fo:padding="0.097cm" fo:border="0.05pt solid #000000"/>
    </style:style>
    <style:style style:name="Orders" style:family="table">
      <style:table-properties style:width="17cm" table:align="margins"/>
    </style:style>
    <style:style style:name="Orders.A" style:family="table-column">
      <style:table-column-properties style:column-width="5.099cm" style:rel-column-width="19660*"/>
    </style:style>
    <style:style style:name="Orders.B" style:family="table-column">
      <style:table-column-properties style:column-width="5.099cm" style:rel-column-width="19661*"/>
    </style:style>
    <style:style style:name="Orders.C" style:family="table-column">
      <style:table-column-properties style:column-width="3.401cm" style:rel-column-width="13107*"/>
    </style:style>
    <style:style style:name="Orders.A1" style:family="table-cell">
      <style:table-cell-properties fo:padding="0.097cm" fo:border-left="0.05pt solid #000000" fo:border-right="none" fo:border-top="0.05pt solid #000000" fo:border-bottom="0.05pt solid #000000"/>
    </style:style>
    <style:style style:name="Orders.D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4*"/>
    </style:style>
    <style:style style:name="Table4.D" style:family="table-column">
      <style:table-column-properties style:column-width="4.24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bb410" officeooo:paragraph-rsid="000bb41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bb410" officeooo:paragraph-rsid="000bb4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3b0e" officeooo:paragraph-rsid="00103b0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bfe9" officeooo:paragraph-rsid="0010bfe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375f2" officeooo:paragraph-rsid="001375f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3e9ed" officeooo:paragraph-rsid="0013e9e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7351" officeooo:paragraph-rsid="0015735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631f4" officeooo:paragraph-rsid="001631f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9c646" officeooo:paragraph-rsid="0019c64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officeooo:rsid="00218fa5" officeooo:paragraph-rsid="00218fa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rsid="0023a8e8" officeooo:paragraph-rsid="0023a8e8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0bb410" officeooo:paragraph-rsid="000bb410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officeooo:rsid="000f08bb" officeooo:paragraph-rsid="000f08bb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officeooo:rsid="00103b0e" officeooo:paragraph-rsid="00103b0e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10bfe9" officeooo:paragraph-rsid="0010bfe9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officeooo:rsid="001262d0" officeooo:paragraph-rsid="001262d0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officeooo:rsid="0013e9ed" officeooo:paragraph-rsid="0013e9ed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157351" officeooo:paragraph-rsid="00157351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1631f4" officeooo:paragraph-rsid="001631f4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officeooo:rsid="0019c646" officeooo:paragraph-rsid="0019c646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officeooo:rsid="001b1e57" officeooo:paragraph-rsid="001b1e57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officeooo:rsid="00218fa5" officeooo:paragraph-rsid="00218fa5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220109" officeooo:paragraph-rsid="00220109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2261fe" officeooo:paragraph-rsid="002261fe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23a8e8" officeooo:paragraph-rsid="0023a8e8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2568ed" officeooo:paragraph-rsid="002568ed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28c0a2" officeooo:paragraph-rsid="0028c0a2" style:font-size-asian="12.25pt" style:font-size-complex="14pt"/>
    </style:style>
    <style:style style:name="T1" style:family="text">
      <style:text-properties officeooo:rsid="00103b0e"/>
    </style:style>
    <style:style style:name="T2" style:family="text">
      <style:text-properties officeooo:rsid="0013e9ed"/>
    </style:style>
    <style:style style:name="T3" style:family="text">
      <style:text-properties officeooo:rsid="0017f945"/>
    </style:style>
    <style:style style:name="T4" style:family="text">
      <style:text-properties officeooo:rsid="002261fe"/>
    </style:style>
    <style:style style:name="T5" style:family="text">
      <style:text-properties officeooo:rsid="00260c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chema</text:p>
      <text:p text:style-name="P1"/>
      <text:p text:style-name="P2">Crop</text:p>
      <table:table table:name="Crop" table:style-name="Crop">
        <table:table-column table:style-name="Crop.A"/>
        <table:table-column table:style-name="Crop.B"/>
        <table:table-column table:style-name="Crop.A"/>
        <table:table-column table:style-name="Crop.D" table:number-columns-repeated="2"/>
        <table:table-column table:style-name="Crop.F"/>
        <table:table-row>
          <table:table-cell table:style-name="Crop.A1" office:value-type="string">
            <text:p text:style-name="P12">crop_id</text:p>
          </table:table-cell>
          <table:table-cell table:style-name="Crop.A1" office:value-type="string">
            <text:p text:style-name="P12"><text:span text:style-name="T1">l</text:span>ocal_name</text:p>
          </table:table-cell>
          <table:table-cell table:style-name="Crop.A1" office:value-type="string">
            <text:p text:style-name="P12"><text:span text:style-name="T1">e</text:span>nglish_name</text:p>
          </table:table-cell>
          <table:table-cell table:style-name="Crop.A1" office:value-type="string">
            <text:p text:style-name="P12"><text:span text:style-name="T1">s</text:span>cientific_name</text:p>
          </table:table-cell>
          <table:table-cell table:style-name="Crop.A1" office:value-type="string">
            <text:p text:style-name="P14">shelf_life</text:p>
          </table:table-cell>
          <table:table-cell table:style-name="Crop.F1" office:value-type="string">
            <text:p text:style-name="P22">price</text:p>
          </table:table-cell>
        </table:table-row>
      </table:table>
      <text:p text:style-name="P2"/>
      <text:p text:style-name="P3">User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13">user<text:span text:style-name="T2">name</text:span></text:p>
          </table:table-cell>
          <table:table-cell table:style-name="Table1.A1" office:value-type="string">
            <text:p text:style-name="P13">password</text:p>
          </table:table-cell>
          <table:table-cell table:style-name="Table1.A1" office:value-type="string">
            <text:p text:style-name="P14">name</text:p>
          </table:table-cell>
          <table:table-cell table:style-name="Table1.A1" office:value-type="string">
            <text:p text:style-name="P14">address</text:p>
          </table:table-cell>
          <table:table-cell table:style-name="Table1.E1" office:value-type="string">
            <text:p text:style-name="P26">user_type</text:p>
          </table:table-cell>
        </table:table-row>
      </table:table>
      <text:p text:style-name="P2"/>
      <text:p text:style-name="P4">Contac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user<text:span text:style-name="T2">name</text:span></text:p>
          </table:table-cell>
          <table:table-cell table:style-name="Table2.B1" office:value-type="string">
            <text:p text:style-name="P15">contact</text:p>
          </table:table-cell>
        </table:table-row>
      </table:table>
      <text:p text:style-name="P4"/>
      <text:p text:style-name="P4">Email</text:p>
      <table:table table:name="Email" table:style-name="Email">
        <table:table-column table:style-name="Email.A"/>
        <table:table-column table:style-name="Email.B"/>
        <table:table-row>
          <table:table-cell table:style-name="Email.A1" office:value-type="string">
            <text:p text:style-name="P16">user<text:span text:style-name="T2">name</text:span></text:p>
          </table:table-cell>
          <table:table-cell table:style-name="Email.B1" office:value-type="string">
            <text:p text:style-name="P16">email</text:p>
          </table:table-cell>
        </table:table-row>
      </table:table>
      <text:p text:style-name="P4"/>
      <text:p text:style-name="P5">Machine</text:p>
      <table:table table:name="Machine" table:style-name="Machine">
        <table:table-column table:style-name="Machine.A" table:number-columns-repeated="5"/>
        <table:table-column table:style-name="Machine.F"/>
        <table:table-row>
          <table:table-cell table:style-name="Machine.A1" office:value-type="string">
            <text:p text:style-name="P17">machine_id</text:p>
          </table:table-cell>
          <table:table-cell table:style-name="Machine.A1" office:value-type="string">
            <text:p text:style-name="P17">password</text:p>
          </table:table-cell>
          <table:table-cell table:style-name="Machine.A1" office:value-type="string">
            <text:p text:style-name="P17">location</text:p>
          </table:table-cell>
          <table:table-cell table:style-name="Machine.A1" office:value-type="string">
            <text:p text:style-name="P17">date_of_manufacture</text:p>
          </table:table-cell>
          <table:table-cell table:style-name="Machine.A1" office:value-type="string">
            <text:p text:style-name="P17">version</text:p>
          </table:table-cell>
          <table:table-cell table:style-name="Machine.F1" office:value-type="string">
            <text:p text:style-name="P17">last_login</text:p>
          </table:table-cell>
        </table:table-row>
      </table:table>
      <text:p text:style-name="P5"/>
      <text:p text:style-name="P6">Producer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username</text:p>
          </table:table-cell>
          <table:table-cell table:style-name="Table3.B1" office:value-type="string">
            <text:p text:style-name="P17">machine_id</text:p>
          </table:table-cell>
        </table:table-row>
      </table:table>
      <text:p text:style-name="P6"/>
      <text:p text:style-name="P9">Trough</text:p>
      <table:table table:name="Trough" table:style-name="Trough">
        <table:table-column table:style-name="Trough.A"/>
        <table:table-column table:style-name="Trough.B"/>
        <table:table-row>
          <table:table-cell table:style-name="Trough.A1" office:value-type="string">
            <text:p text:style-name="P21">machine_id</text:p>
          </table:table-cell>
          <table:table-cell table:style-name="Trough.B1" office:value-type="string">
            <text:p text:style-name="P20">trough</text:p>
          </table:table-cell>
        </table:table-row>
      </table:table>
      <text:p text:style-name="P9"/>
      <text:p text:style-name="P9">Produce</text:p>
      <table:table table:name="Produce" table:style-name="Produce">
        <table:table-column table:style-name="Produce.A"/>
        <table:table-column table:style-name="Produce.B"/>
        <table:table-column table:style-name="Produce.C"/>
        <table:table-column table:style-name="Produce.D"/>
        <table:table-column table:style-name="Produce.E"/>
        <table:table-column table:style-name="Produce.F"/>
        <table:table-column table:style-name="Produce.G"/>
        <table:table-column table:style-name="Produce.H"/>
        <table:table-column table:style-name="Produce.I"/>
        <table:table-row table:style-name="Produce.1">
          <table:table-cell table:style-name="Produce.A1" office:value-type="string">
            <text:p text:style-name="P20">machine_id</text:p>
          </table:table-cell>
          <table:table-cell table:style-name="Produce.A1" office:value-type="string">
            <text:p text:style-name="P20">crop_id</text:p>
          </table:table-cell>
          <table:table-cell table:style-name="Produce.A1" office:value-type="string">
            <text:p text:style-name="P20">trough_id</text:p>
          </table:table-cell>
          <table:table-cell table:style-name="Produce.A1" office:value-type="string">
            <text:p text:style-name="P20">weight</text:p>
          </table:table-cell>
          <table:table-cell table:style-name="Produce.A1" office:value-type="string">
            <text:p text:style-name="P20">image</text:p>
          </table:table-cell>
          <table:table-cell table:style-name="Produce.A1" office:value-type="string">
            <text:p text:style-name="P21">timestamp</text:p>
          </table:table-cell>
          <table:table-cell table:style-name="Produce.A1" office:value-type="string">
            <text:p text:style-name="P21">date_of_produce</text:p>
          </table:table-cell>
          <table:table-cell table:style-name="Produce.A1" office:value-type="string">
            <text:p text:style-name="P21">date_of_expiry </text:p>
          </table:table-cell>
          <table:table-cell table:style-name="Produce.I1" office:value-type="string">
            <text:p text:style-name="P23"><text:span text:style-name="T4">s</text:span>tatus</text:p>
            <text:p text:style-name="P24">(sold or not)</text:p>
          </table:table-cell>
        </table:table-row>
      </table:table>
      <text:p text:style-name="P9"/>
      <text:p text:style-name="P10">Inventory</text:p>
      <table:table table:name="Inventory" table:style-name="Inventory">
        <table:table-column table:style-name="Inventory.A"/>
        <table:table-column table:style-name="Inventory.B"/>
        <table:table-column table:style-name="Inventory.C"/>
        <table:table-row>
          <table:table-cell table:style-name="Inventory.A1" office:value-type="string">
            <text:p text:style-name="P22">username</text:p>
          </table:table-cell>
          <table:table-cell table:style-name="Inventory.A1" office:value-type="string">
            <text:p text:style-name="P22">crop_id</text:p>
          </table:table-cell>
          <table:table-cell table:style-name="Inventory.C1" office:value-type="string">
            <text:p text:style-name="P22"><text:span text:style-name="T5">total_</text:span>weight</text:p>
          </table:table-cell>
        </table:table-row>
      </table:table>
      <text:p text:style-name="P10"/>
      <text:p text:style-name="P8">Cart</text:p>
      <table:table table:name="Orders" table:style-name="Orders">
        <table:table-column table:style-name="Orders.A"/>
        <table:table-column table:style-name="Orders.B"/>
        <table:table-column table:style-name="Orders.C" table:number-columns-repeated="2"/>
        <table:table-row>
          <table:table-cell table:style-name="Orders.A1" office:value-type="string">
            <text:p text:style-name="P19">cart_id</text:p>
          </table:table-cell>
          <table:table-cell table:style-name="Orders.A1" office:value-type="string">
            <text:p text:style-name="P19">item</text:p>
          </table:table-cell>
          <table:table-cell table:style-name="Orders.A1" office:value-type="string">
            <text:p text:style-name="P18">time</text:p>
          </table:table-cell>
          <table:table-cell table:style-name="Orders.D1" office:value-type="string">
            <text:p text:style-name="P27">weight</text:p>
          </table:table-cell>
        </table:table-row>
      </table:table>
      <text:p text:style-name="P7"/>
      <text:p text:style-name="P8">Order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9">username</text:p>
          </table:table-cell>
          <table:table-cell table:style-name="Table4.A1" office:value-type="string">
            <text:p text:style-name="P19">cart_id</text:p>
          </table:table-cell>
          <table:table-cell table:style-name="Table4.A1" office:value-type="string">
            <text:p text:style-name="P19"><text:span text:style-name="T3">s</text:span>eller <text:span text:style-name="T3">(producer username)</text:span></text:p>
          </table:table-cell>
          <table:table-cell table:style-name="Table4.D1" office:value-type="string">
            <text:p text:style-name="P25">delivery</text:p>
          </table:table-cell>
        </table:table-row>
      </table:table>
      <text:p text:style-name="P8"/>
      <text:p text:style-name="P8"><text:soft-page-break/></text:p>
      <text:p text:style-name="P11">Consumer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0:38:38.223186008</meta:creation-date>
    <meta:generator>LibreOffice/5.1.6.2$Linux_X86_64 LibreOffice_project/10m0$Build-2</meta:generator>
    <dc:date>2017-05-30T10:39:24.250153283</dc:date>
    <meta:editing-duration>PT2H33M4S</meta:editing-duration>
    <meta:editing-cycles>15</meta:editing-cycles>
    <meta:document-statistic meta:table-count="11" meta:image-count="0" meta:object-count="0" meta:page-count="2" meta:paragraph-count="59" meta:word-count="64" meta:character-count="500" meta:non-whitespace-character-count="494"/>
  </office:meta>
</office:document-meta>
</file>